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c74e" style:font-weight-asian="bold" style:font-weight-complex="bold"/>
    </style:style>
    <style:style style:name="T3" style:family="text">
      <style:text-properties fo:font-weight="bold" officeooo:rsid="00231850" style:font-weight-asian="bold" style:font-weight-complex="bold"/>
    </style:style>
    <style:style style:name="T4" style:family="text">
      <style:text-properties fo:font-weight="bold" officeooo:rsid="0023c944" style:font-weight-asian="bold" style:font-weight-complex="bold"/>
    </style:style>
    <style:style style:name="T5" style:family="text">
      <style:text-properties fo:font-weight="bold" officeooo:rsid="00215f24" fo:background-color="#ff0000" loext:char-shading-value="0" style:font-weight-asian="bold" style:font-weight-complex="bold"/>
    </style:style>
    <style:style style:name="T6" style:family="text">
      <style:text-properties fo:font-weight="bold" fo:background-color="#ff0000" loext:char-shading-value="0" style:font-weight-asian="bold" style:font-weight-complex="bold"/>
    </style:style>
    <style:style style:name="T7" style:family="text">
      <style:text-properties officeooo:rsid="001fe094"/>
    </style:style>
    <style:style style:name="T8" style:family="text">
      <style:text-properties officeooo:rsid="00215f24"/>
    </style:style>
    <style:style style:name="T9" style:family="text">
      <style:text-properties officeooo:rsid="00231850"/>
    </style:style>
    <style:style style:name="T10" style:family="text">
      <style:text-properties officeooo:rsid="0023c944"/>
    </style:style>
    <style:style style:name="T11" style:family="text">
      <style:text-properties officeooo:rsid="00261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ogicaAlgoritmoJavaScript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7">ESTRUTURAS DE REPETIÇÃO - “<text:span text:style-name="T11">do”</text:span></text:p>
      <text:p text:style-name="P1"><text:span text:style-name="T1">ex029 </text:span>→ MINHA TABUADA: Desenvola um programa que pede para o usuário escolher um número e seja mostrado a tabuada desse número. Use o laço de repetição “do”.</text:p>
      <text:p text:style-name="P2"><text:span text:style-name="T1">ex030 </text:span>→ CONTA NEGATIVOS: Desenvola um programa <text:span text:style-name="T7">que receba até cinco números e no final mostre quantos números negativos foram digitados. </text:span>Use o laço de repetição “do”.</text:p>
      <text:p text:style-name="P2"><text:span text:style-name="T6">ex03</text:span><text:span text:style-name="T5">1</text:span><text:span text:style-name="T6"> </text:span>→ FATORIAL: Desenvola um programa <text:span text:style-name="T8">em que o usuário digite um número e o programa mostre o fatorial desse número. </text:span>Use o laço de repetição “do”.</text:p>
      <text:p text:style-name="P3"><text:span text:style-name="T1">ex03</text:span><text:span text:style-name="T2">2</text:span><text:span text:style-name="T1"> </text:span>→ FATORIAL REPETICAO: Desenvola um programa <text:span text:style-name="T8">em que o usuário digite um número e o programa mostre o fatorial desse número e no final pergunte se o usuário quer repetir a operação. </text:span>Use o laço de repetição “do”.</text:p>
      <text:p text:style-name="P3"><text:span text:style-name="T1">ex03</text:span><text:span text:style-name="T2">3</text:span><text:span text:style-name="T1"> </text:span>→ NUMERO PRIMO: Desenvola um programa <text:span text:style-name="T8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1">ex03</text:span><text:span text:style-name="T2">4</text:span><text:span text:style-name="T1"> </text:span>→ SUPER CONTADOR: Desenvola um programa <text:span text:style-name="T8">em que o usuário escolha em um menu se quer contar de 0 a 10 ou de 10 a 0. </text:span>Use o laço de repetição “do”.</text:p>
      <text:p text:style-name="P5"><text:span text:style-name="T1">ex03</text:span><text:span text:style-name="T3">5</text:span><text:span text:style-name="T1"> </text:span>→ ESCOLHENDO PESSOAS: <text:s/>Desenvola um programa <text:span text:style-name="T8">em que ele mostre total de homens com mais de 18 anos e cabelos castanhos: o t</text:span>otal de mulheres entre 25 e 30 <text:span text:style-name="T9">anos</text:span> e cabelos loiros. <text:span text:style-name="T10">Menu da cor da pele: </text:span>Preto, Castanho, Loiro <text:span text:style-name="T10">e </text:span>Ruivo. Use o laço de repetição “do”.</text:p>
      <text:p text:style-name="P6">ESTRUTURAS DE REPETIÇÃO “<text:span text:style-name="T11">for”</text:span></text:p>
      <text:p text:style-name="P5"><text:span text:style-name="T1">ex03</text:span><text:span text:style-name="T4">6</text:span><text:span text:style-name="T1"> </text:span>→ Desenvola um programa <text:span text:style-name="T8">em qu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7-11T13:43:41.017696004</dc:date>
    <meta:editing-duration>PT34M58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12" meta:word-count="309" meta:character-count="1677" meta:non-whitespace-character-count="1378"/>
  </office:meta>
</office:document-meta>
</file>